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text-properties officeooo:rsid="001d8a5c" officeooo:paragraph-rsid="001d8a5c"/>
    </style:style>
    <style:style style:name="P2" style:family="paragraph" style:parent-style-name="Standard">
      <style:text-properties officeooo:rsid="001d8a5c" officeooo:paragraph-rsid="001d8a5c"/>
    </style:style>
    <style:style style:name="P3" style:family="paragraph" style:parent-style-name="Text_20_body">
      <style:paragraph-properties style:writing-mode="lr-tb"/>
    </style:style>
    <style:style style:name="P4" style:family="paragraph" style:parent-style-name="Standard">
      <style:text-properties officeooo:rsid="001d8a5c" officeooo:paragraph-rsid="001d8a5c"/>
    </style:style>
    <style:style style:name="P5" style:family="paragraph" style:parent-style-name="Standard">
      <style:text-properties officeooo:rsid="001ebe6c" officeooo:paragraph-rsid="001ebe6c"/>
    </style:style>
    <style:style style:name="P6" style:family="paragraph" style:parent-style-name="Standard">
      <style:text-properties style:text-position="sub 58%" officeooo:rsid="001ec9b2" officeooo:paragraph-rsid="001ec9b2"/>
    </style:style>
    <style:style style:name="P7" style:family="paragraph" style:parent-style-name="Standard">
      <style:text-properties style:text-position="0% 100%" officeooo:rsid="001ec9b2" officeooo:paragraph-rsid="001ec9b2"/>
    </style:style>
    <style:style style:name="P8" style:family="paragraph" style:parent-style-name="Standard">
      <style:text-properties style:text-position="0% 100%" officeooo:rsid="002123b1" officeooo:paragraph-rsid="002123b1"/>
    </style:style>
    <style:style style:name="P9" style:family="paragraph" style:parent-style-name="Text_20_body" style:list-style-name="L1"/>
    <style:style style:name="P10" style:family="paragraph" style:parent-style-name="Text_20_body" style:list-style-name="L1">
      <style:paragraph-properties fo:margin-top="0in" fo:margin-bottom="0in" style:contextual-spacing="false"/>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officeooo:rsid="00209496"/>
    </style:style>
    <style:style style:name="T4" style:family="text">
      <style:text-properties style:text-position="super 58%"/>
    </style:style>
    <style:style style:name="T5" style:family="text">
      <style:text-properties officeooo:rsid="00209496"/>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ämpfung bei Wlan</text:p>
      <text:p text:style-name="P2"/>
      <text:h text:style-name="P1" text:outline-level="4">Begriffsdefinitionen</text:h>
      <text:p text:style-name="Text_20_body"><text:span text:style-name="Strong_20_Emphasis">Freiraumdämpfung:</text:span> Sendeleistung geteilt durch die Empfangsleistung</text:p>
      <text:p text:style-name="Text_20_body"><text:span text:style-name="Strong_20_Emphasis">Dezibel (dB):</text:span> Logarithmisches Maß für die Verstärkung bzw. Dämpfung von Signalen. Um die Verstärkung eines Gesamtsystems, bestehend aus Sender, Kabeln, Steckverbindungen und Antenne zu berechnen, müssen die einzelnen dB-Werte lediglich addiert werden. Eine Veränderung um 3 dB entspricht immer einer Verdoppelung bzw. Halbierung.</text:p>
      <text:p text:style-name="Text_20_body"><text:span text:style-name="Strong_20_Emphasis">Dezibel Milliwatt (dBm): </text:span>Leistungspegel in dB bezogen auf ein Milliwatt. 0 dBm entsprechen einer Leistung von 1 mW. 20 dBm entsprechen 100 mW.</text:p>
      <text:p text:style-name="Text_20_body"><text:span text:style-name="Strong_20_Emphasis">Antennengewinn (dBi):</text:span> Gewinn einer Antenne gegenüber einem isotropen Kugelstrahler.</text:p>
      <text:h text:style-name="Heading_20_4" text:outline-level="4">Aufgabenstellung</text:h>
      <text:p text:style-name="P3">Berechnen Sie die Signalstärke eines WLAN-Signals bei 2,5 GHz. Die maximal erlaubte Signalstärke am Access Point beträgt 100 mW. Die Freiraumdämpfung beträgt etwa 5,8 dB pro Meter. Eine dazwischen liegende Wand dämpft das Signal um 11dB, eine weitere Gipskarton-Wand um 1 dB sowie eine Fensterscheibe mit 1dB.</text:p>
      <text:list xml:id="list1254024068" text:style-name="L1">
        <text:list-item>
          <text:p text:style-name="P10">Berechnen Sie die Signalstärke in mW am 23 Meter entfernten WLAN-Client.</text:p>
        </text:list-item>
        <text:list-item>
          <text:p text:style-name="P9">Bewerten Sie die Signalstärke (gut/schlecht).</text:p>
        </text:list-item>
      </text:list>
      <text:p text:style-name="P2"/>
      <text:p text:style-name="P2"/>
      <text:p text:style-name="P2"/>
      <text:p text:style-name="P5">L<text:span text:style-name="T1">P </text:span><text:span text:style-name="T2">= 10* Log(P/P</text:span><text:span text:style-name="T1">0</text:span><text:span text:style-name="T2">)dB</text:span></text:p>
      <text:p text:style-name="P5"/>
      <text:p text:style-name="P5">P<text:span text:style-name="T1">0 </text:span><text:span text:style-name="T2">= 1 mW</text:span></text:p>
      <text:p text:style-name="P5"/>
      <text:p text:style-name="P5"><text:span text:style-name="T2">L</text:span><text:span text:style-name="T1">Empfänger</text:span><text:span text:style-name="T2"> = L</text:span><text:span text:style-name="T1">sender –</text:span><text:span text:style-name="T2"> D</text:span></text:p>
      <text:p text:style-name="P5"/>
      <text:p text:style-name="P5">P = P<text:span text:style-name="T1">0</text:span><text:span text:style-name="T2"> * 10 ^ (L</text:span><text:span text:style-name="T1">p</text:span><text:span text:style-name="T2"> / 10dB)</text:span></text:p>
      <text:p text:style-name="P5"/>
      <text:p text:style-name="P5">L<text:span text:style-name="T1">Sender </text:span><text:span text:style-name="T2">= 10 * Log(100 mW / 1 mW) = 20 dB</text:span><text:span text:style-name="T3">m</text:span></text:p>
      <text:p text:style-name="P5"/>
      <text:p text:style-name="P5">D = 23 m * 5,8 dB/m + 11 dB + 1 dB + 1 dB = 146,4 dB</text:p>
      <text:p text:style-name="P5"/>
      <text:p text:style-name="P6"><text:span text:style-name="T2">L</text:span>Empfänger<text:span text:style-name="T2"> = L</text:span>Sender<text:span text:style-name="T2"> - D = 20 dB - 146,4 dB = - 126,4 dB</text:span><text:span text:style-name="T3">m</text:span></text:p>
      <text:p text:style-name="P6"/>
      <text:p text:style-name="P7">P = P<text:span text:style-name="T1">0</text:span> + 10 ^ ( L<text:span text:style-name="T1">Empfänger</text:span> / 10 dB ) = 1 mW * 10 ^ ( -126,4 dB<text:span text:style-name="T5">m</text:span> / 10 dB ) = 2,29 * 10<text:span text:style-name="T4">-13</text:span> <text:span text:style-name="T5">dBm = 0,229 fW</text:span></text:p>
      <text:p text:style-name="P7"/>
      <text:p text:style-name="P7"/>
      <text:p text:style-name="P7"/>
      <text:p text:style-name="P7">2)</text:p>
      <text:p text:style-name="P7">-100 dBm ist am schlechtesten</text:p>
      <text:p text:style-name="P7"/>
      <text:p text:style-name="P7">-90 dBm ist sehr schlecht</text:p>
      <text:p text:style-name="P7"/>
      <text:p text:style-name="P7"><text:soft-page-break/>-80 dBm ist schlecht</text:p>
      <text:p text:style-name="P7"/>
      <text:p text:style-name="P7">-70 dBm akzeptabel</text:p>
      <text:p text:style-name="P7"/>
      <text:p text:style-name="P7">-67 dBm ist sehr gut</text:p>
      <text:p text:style-name="P7"/>
      <text:p text:style-name="P7"/>
      <text:p text:style-name="P7"/>
      <text:p text:style-name="P7"/>
      <text:p text:style-name="P7"/>
      <text:p text:style-name="P7"/>
      <text:p text:style-name="P8">Aufgabe 2</text:p>
      <text:p text:style-name="P8"/>
      <text:p text:style-name="P8">80 mW sendeleistung</text:p>
      <text:p text:style-name="P8">5,6 GHz</text:p>
      <text:p text:style-name="P8"/>
      <text:p text:style-name="P8">D = 13dB, 1 dB, </text:p>
      <text:p text:style-name="P8">8 meter entfernung</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8T11:14:11.313574279</meta:creation-date>
    <dc:date>2022-10-12T12:06:02.758955540</dc:date>
    <meta:editing-duration>PT1H2S</meta:editing-duration>
    <meta:editing-cycles>2</meta:editing-cycles>
    <meta:generator>LibreOffice/7.3.6.2$Linux_X86_64 LibreOffice_project/30$Build-2</meta:generator>
    <meta:document-statistic meta:table-count="0" meta:image-count="0" meta:object-count="0" meta:page-count="2" meta:paragraph-count="29" meta:word-count="289" meta:character-count="1618" meta:non-whitespace-character-count="1358"/>
  </office:meta>
</office:document-meta>
</file>